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9966cc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2cm" svg:height="2.6cm" svg:x="7.8cm" svg:y="4.7cm">
          <text:p text:style-name="P1">Fabrique</text:p>
        </draw:rect>
        <draw:rect draw:style-name="gr1" draw:text-style-name="P1" draw:layer="layout" svg:width="2.9cm" svg:height="2.2cm" svg:x="5.5cm" svg:y="9.8cm">
          <text:p text:style-name="P1">Stratégie</text:p>
          <text:p text:style-name="P1">SMS</text:p>
        </draw:rect>
        <draw:rect draw:style-name="gr1" draw:text-style-name="P1" draw:layer="layout" svg:width="2.9cm" svg:height="2.2cm" svg:x="10.091cm" svg:y="9.799cm">
          <text:p text:style-name="P1">Stratégie</text:p>
          <text:p text:style-name="P1">XMPP</text:p>
        </draw:rect>
        <draw:line draw:style-name="gr2" draw:text-style-name="P1" draw:layer="layout" svg:x1="6.5cm" svg:y1="2.4cm" svg:x2="8.8cm" svg:y2="4.7cm">
          <text:p/>
        </draw:line>
        <draw:line draw:style-name="gr2" draw:text-style-name="P1" draw:layer="layout" svg:x1="8.8cm" svg:y1="7.3cm" svg:x2="7.1cm" svg:y2="9.8cm">
          <text:p/>
        </draw:line>
        <draw:line draw:style-name="gr3" draw:text-style-name="P1" draw:layer="layout" svg:x1="12.1cm" svg:y1="2.4cm" svg:x2="9.8cm" svg:y2="4.7cm">
          <text:p/>
        </draw:line>
        <draw:line draw:style-name="gr3" draw:text-style-name="P1" draw:layer="layout" svg:x1="9.9cm" svg:y1="7.3cm" svg:x2="11.5cm" svg:y2="9.8cm">
          <text:p/>
        </draw:line>
        <draw:frame draw:style-name="gr4" draw:text-style-name="P2" draw:layer="layout" svg:width="4.054cm" svg:height="1.361cm" svg:x="3.7cm" svg:y="1.139cm">
          <draw:text-box>
            <text:p text:style-name="P2"><text:span text:style-name="T1">nouveau</text:span></text:p>
            <text:p text:style-name="P2"><text:span text:style-name="T1">message XMPP</text:span></text:p>
          </draw:text-box>
        </draw:frame>
        <draw:frame draw:style-name="gr5" draw:text-style-name="P3" draw:layer="layout" svg:width="2.403cm" svg:height="1.761cm" svg:x="11.597cm" svg:y="1.239cm">
          <draw:text-box>
            <text:p><text:span text:style-name="T1">nouveau</text:span></text:p>
            <text:p><text:span text:style-name="T1">SMS </text:span></text:p>
          </draw:text-box>
        </draw:frame>
        <draw:frame draw:style-name="gr4" draw:text-style-name="P4" draw:layer="layout" svg:width="6.276cm" svg:height="2.132cm" svg:x="11.524cm" svg:y="4.868cm">
          <draw:text-box>
            <text:p><text:span text:style-name="T2">Le traitement</text:span></text:p>
            <text:p><text:span text:style-name="T2">à effectuer est</text:span></text:p>
            <text:p><text:span text:style-name="T2">choisi dynamimu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3T13:18:26</meta:creation-date>
    <dc:date>2013-02-23T13:23:39</dc:date>
    <meta:editing-duration>PT5M14S</meta:editing-duration>
    <meta:editing-cycles>1</meta:editing-cycles>
    <meta:document-statistic meta:object-count="10"/>
    <meta:generator>OpenOffice.org/3.4$Linux OpenOffice.org_project/340m1$Build-9590</meta:generator>
  </office:meta>
</office:document-meta>
</file>